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IvyListen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IvyListener.FilteredIvyListener( IvyListener listener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IvyListener.getIvy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IvyListener.progress( Iv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